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Verdana" svg:font-family="Verdana, Arial, Helvetica, sans-serif"/>
    <style:font-face style:name="inherit" svg:font-family="inherit"/>
  </office:font-face-decls>
  <office:automatic-styles>
    <style:style style:name="P1" style:family="paragraph" style:parent-style-name="Preformatted_20_Text">
      <style:text-properties fo:font-variant="normal" fo:text-transform="none" fo:color="#c9211e" loext:opacity="100%" style:font-name="Liberation Serif" fo:font-size="12pt" fo:letter-spacing="normal" fo:language="it" fo:country="IT" fo:font-style="normal" fo:font-weight="normal" officeooo:rsid="0017d32a" officeooo:paragraph-rsid="0017d32a" style:font-size-asian="12pt" style:font-size-complex="12pt"/>
    </style:style>
    <style:style style:name="P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language="it" fo:country="IT" fo:font-style="normal" fo:font-weight="normal" officeooo:rsid="00141d21" officeooo:paragraph-rsid="00141d21" style:font-size-asian="12pt" style:font-size-complex="12pt"/>
    </style:style>
    <style:style style:name="P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language="it" fo:country="IT" fo:font-style="normal" fo:font-weight="normal" officeooo:rsid="0017d32a" officeooo:paragraph-rsid="0017d32a" style:font-size-asian="12pt" style:font-size-complex="12pt"/>
    </style:style>
    <style:style style:name="P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language="it" fo:country="IT" fo:font-style="normal" fo:font-weight="normal" officeooo:paragraph-rsid="0017d32a" style:font-size-asian="12pt" style:font-size-complex="12pt"/>
    </style:style>
    <style:style style:name="P5" style:family="paragraph" style:parent-style-name="Standard">
      <style:text-properties style:font-name="Liberation Serif" officeooo:rsid="00141d21" officeooo:paragraph-rsid="00141d21"/>
    </style:style>
    <style:style style:name="P6" style:family="paragraph" style:parent-style-name="Standard">
      <style:text-properties fo:color="#000000" loext:opacity="100%" style:font-name="Liberation Serif" officeooo:rsid="00141d21" officeooo:paragraph-rsid="00141d21"/>
    </style:style>
    <style:style style:name="P7" style:family="paragraph" style:parent-style-name="Standard">
      <style:text-properties fo:color="#000000" loext:opacity="100%" style:font-name="Liberation Serif" fo:font-size="12pt" fo:font-style="italic" style:text-underline-style="solid" style:text-underline-width="auto" style:text-underline-color="font-color" fo:font-weight="bold" officeooo:rsid="0015acdb" officeooo:paragraph-rsid="0015acdb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color="#000000" loext:opacity="100%" style:font-name="Liberation Serif" fo:font-size="12pt" fo:font-style="italic" style:text-underline-style="solid" style:text-underline-width="auto" style:text-underline-color="font-color" fo:font-weight="bold" officeooo:rsid="00141d21" officeooo:paragraph-rsid="0015acdb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color="#000000" loext:opacity="100%" style:font-name="Liberation Serif" fo:font-size="12pt" fo:font-style="italic" style:text-underline-style="solid" style:text-underline-width="auto" style:text-underline-color="font-color" fo:font-weight="bold" officeooo:rsid="00141d21" officeooo:paragraph-rsid="00141d21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color="#000000" loext:opacity="100%" style:font-name="Liberation Serif" fo:font-size="12pt" officeooo:rsid="00141d21" officeooo:paragraph-rsid="0015acdb" style:font-size-asian="12pt" style:font-size-complex="12pt"/>
    </style:style>
    <style:style style:name="P11" style:family="paragraph" style:parent-style-name="Standard">
      <style:text-properties fo:color="#000000" loext:opacity="100%" style:font-name="Liberation Serif" fo:font-size="12pt" officeooo:rsid="00141d21" officeooo:paragraph-rsid="00141d21" style:font-size-asian="12pt" style:font-size-complex="12pt"/>
    </style:style>
    <style:style style:name="P12" style:family="paragraph" style:parent-style-name="Standard">
      <style:text-properties fo:color="#000000" loext:opacity="100%" style:font-name="Liberation Serif" fo:font-size="12pt" officeooo:rsid="0014dce4" officeooo:paragraph-rsid="0014dce4" style:font-size-asian="12pt" style:font-size-complex="12pt"/>
    </style:style>
    <style:style style:name="T1" style:family="text">
      <style:text-properties officeooo:rsid="00141d21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officeooo:rsid="0017d32a"/>
    </style:style>
    <style:style style:name="T5" style:family="text">
      <style:text-properties fo:color="#e8eaed" loext:opacity="100%" fo:font-size="21pt"/>
    </style:style>
    <style:style style:name="T6" style:family="text">
      <style:text-properties fo:color="#e8eaed" loext:opacity="100%" fo:font-size="21pt" officeooo:rsid="0017d32a"/>
    </style:style>
    <style:style style:name="T7" style:family="text">
      <style:text-properties officeooo:rsid="0017d32a" style:font-size-asian="12pt" style:font-size-complex="12pt"/>
    </style:style>
    <style:style style:name="T8" style:family="text">
      <style:text-properties fo:font-size="21pt"/>
    </style:style>
    <style:style style:name="T9" style:family="text">
      <style:text-properties fo:font-size="21pt" officeooo:rsid="0017d3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7">Poésie : </text:p>
      <text:p text:style-name="P10"><text:span text:style-name="T3">La befana</text:span><text:line-break/><text:line-break/><text:span text:style-name="T3">La befana questa notte</text:span><text:line-break/><text:span text:style-name="T3">scende giu dalle sue grotte</text:span><text:line-break/><text:span text:style-name="T3">viene avanti pian pianino</text:span><text:line-break/><text:span text:style-name="T3">si nasconde nel camino</text:span><text:line-break/><text:line-break/><text:span text:style-name="T3">Se vede che vi amate</text:span><text:line-break/><text:span text:style-name="T3">se sente che giocate</text:span><text:line-break/><text:span text:style-name="T3">lascia ninnoli e balocchi</text:span><text:line-break/><text:span text:style-name="T3">fiori e bambole con i fiocchi</text:span><text:line-break/><text:line-break/><text:span text:style-name="T3">Ma se sente à brontolare</text:span><text:line-break/><text:span text:style-name="T3">fare dispetti a tempestare</text:span><text:line-break/><text:span text:style-name="T3">vi distribuisce come doni</text:span><text:line-break/><text:span text:style-name="T3">solo cenere e carboni</text:span> </text:p>
      <text:p text:style-name="P8"/>
      <text:p text:style-name="P7">Vocabulaire Poésie : </text:p>
      <text:p text:style-name="P7"/>
      <text:p text:style-name="P7"><text:span text:style-name="T1">Strophe 1</text:span></text:p>
      <text:p text:style-name="P11">La befana è un veccia brutta strega (sorcière)</text:p>
      <text:p text:style-name="P11">Notte = nuit </text:p>
      <text:p text:style-name="P11">Scendere = désencre </text:p>
      <text:p text:style-name="P11">La grotta = grotte </text:p>
      <text:p text:style-name="P11">Nescondersi = se cacher </text:p>
      <text:p text:style-name="P9"/>
      <text:p text:style-name="P9">Strophe 2</text:p>
      <text:p text:style-name="P11">Se = si </text:p>
      <text:p text:style-name="P11">Amare = aimer </text:p>
      <text:p text:style-name="P11">Sentire = Entendre </text:p>
      <text:p text:style-name="P11">Giocare = Jouer </text:p>
      <text:p text:style-name="P11">Lasciare = laisser </text:p>
      <text:p text:style-name="P11">Il ninnolo = le joujou </text:p>
      <text:p text:style-name="P11">Il balocco = le jouet </text:p>
      <text:p text:style-name="P11">Il fiore = la fleur</text:p>
      <text:p text:style-name="P11">La bambola = la poupée </text:p>
      <text:p text:style-name="P11">Il fiocco = flocon </text:p>
      <text:p text:style-name="P11"/>
      <text:p text:style-name="P9">Strophe 3 </text:p>
      <text:p text:style-name="P11">Ma = mais </text:p>
      <text:p text:style-name="P11">Brontolare = bougonner </text:p>
      <text:p text:style-name="P11">Fare dispetti = faire des bêtises </text:p>
      <text:p text:style-name="P11">Tempestare = tempête </text:p>
      <text:p text:style-name="P11">Distribuire = distribuer </text:p>
      <text:p text:style-name="P12">I doni = les cadeaux</text:p>
      <text:p text:style-name="P12">Solo = seulement </text:p>
      <text:p text:style-name="P12">La cendere = la cendre </text:p>
      <text:p text:style-name="P12">Il carbone = le charbon </text:p>
      <text:p text:style-name="P12"/>
      <text:p text:style-name="P7"><text:soft-page-break/>Vocabulaire : </text:p>
      <text:p text:style-name="P7"/>
      <text:p text:style-name="P2"><text:span text:style-name="T4">M</text:span>ezzanotte e mezza <text:span text:style-name="T4">= minuit édemie </text:span></text:p>
      <text:p text:style-name="P3">Police = pouce </text:p>
      <text:p text:style-name="P3">L’indice = l’indexe </text:p>
      <text:p text:style-name="P3">Il medio = mageur </text:p>
      <text:p text:style-name="P3">L’annulare = l’anulaire </text:p>
      <text:p text:style-name="P3">Il mignolo = le petit doigt </text:p>
      <text:p text:style-name="P3"/>
      <text:p text:style-name="P3">Una ciglia = un cil </text:p>
      <text:p text:style-name="P3">Sopracciglio = un sourcil</text:p>
      <text:p text:style-name="P3">L’uovo = l’oeuf </text:p>
      <text:p text:style-name="P3">Il braccio = le bras </text:p>
      <text:p text:style-name="P4"><text:span text:style-name="T4">Il </text:span><text:bookmark text:name="tw-target-text2"/>ginocchio <text:span text:style-name="T4">= le genou</text:span></text:p>
      <text:p text:style-name="P4"/>
      <text:p text:style-name="P3">Molto = beaucoup de </text:p>
      <text:p text:style-name="P3">Poco = un petit peu de </text:p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Verdana" svg:font-family="Verdana, Arial, Helvetica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20:51:18.506000000</meta:creation-date>
    <dc:date>2022-02-07T21:13:58.818000000</dc:date>
    <meta:editing-duration>PT12M28S</meta:editing-duration>
    <meta:editing-cycles>4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44" meta:word-count="222" meta:character-count="1172" meta:non-whitespace-character-count="954"/>
  </office:meta>
</office:document-meta>
</file>